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Geset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ie Prophe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uel und Köni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table:number-columns-repeated="2"/>
          <table:table-cell office:value-type="string" calcext:value-type="string">
            <text:p>Vgl Apg 7:42 / Apg 13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slamen / Heilige Schrif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table:number-columns-repeated="2"/>
          <table:table-cell office:value-type="string" calcext:value-type="string">
            <text:p>Beachte: Hebr. Alefbeth hat 22 Buchsta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Geschich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7 Katholische Epistel</text:p>
          </table:table-cell>
          <table:table-cell table:number-columns-repeated="4"/>
          <table:table-cell office:value-type="string" calcext:value-type="string">
            <text:p>Vor Paulus, Gal 1:1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14 Paulinische Episte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Prophetis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table:number-columns-repeated="2"/>
          <table:table-cell office:value-type="string" calcext:value-type="string">
            <text:p>Total: 7x7 Bücher, 27 = 3 hoch 3 Bücher im Neuen Testa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3:39:13.636314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6.0.2.1.0$Linux_X86_64 LibreOffice_project/00m0$Build-1</meta:generator>
    <dc:date>2018-04-03T13:42:01.437219604</dc:date>
    <meta:editing-duration>PT7H58M14S</meta:editing-duration>
    <meta:editing-cycles>7</meta:editing-cycles>
    <meta:document-statistic meta:table-count="1" meta:cell-count="116" meta:object-count="0"/>
  </office:meta>
</office:document-meta>
</file>